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2025-01-13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2024-03-07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8208" calcext:value-type="float">
            <text:p>45.0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2023-02-22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2022-02-08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2020-12-10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2020-02-24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2019-01-31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2018-01-04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2016-12-15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2016-01-28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2015-02-26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2012-12-17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2012-01-05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2010-12-22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2010-01-25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2009-01-22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2008-01-3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2006-12-18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2006-02-02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2005-01-12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2004-01-21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2003-02-11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2002-01-30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2001-02-16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2000-01-18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1998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1997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1996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199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1993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1992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0616" calcext:value-type="float">
            <text:p>43.7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1986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1985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1985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1984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1982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1982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1981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1979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1979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1978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1975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1973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1972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9576" calcext:value-type="float">
            <text:p>50.7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1971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1970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1969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7272" calcext:value-type="float">
            <text:p>48.2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1969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7464" calcext:value-type="float">
            <text:p>43.7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1968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1968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1967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1967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1966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1966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1953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01094544401</text:p>
          </table:table-cell>
          <table:table-cell office:value-type="string" calcext:value-type="string">
            <text:p>1951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1" meta:object-count="0"/>
    <meta:user-defined meta:name="AppVersion">3.0</meta:user-defined>
  </office:meta>
</office:document-meta>
</file>